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69" manifest:media-type="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3" manifest:media-type="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0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80" manifest:media-type="application/vnd.sun.star.oleobject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manifest.rdf" manifest:media-type="application/rdf+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automatic-styles>
    <style:style style:name="P1" style:family="paragraph" style:parent-style-name="Standard">
      <style:text-properties fo:font-size="10.5pt" officeooo:rsid="000fa2b1" officeooo:paragraph-rsid="001137ec" style:font-size-asian="10.5pt" style:font-size-complex="10.5pt"/>
    </style:style>
    <style:style style:name="P2" style:family="paragraph" style:parent-style-name="Standard">
      <style:text-properties fo:font-size="12pt" officeooo:paragraph-rsid="000fa2b1" style:font-size-asian="10.5pt" style:font-size-complex="12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paragraph-properties fo:margin-right="0cm" fo:text-indent="0.741cm" style:auto-text-indent="false"/>
      <style:text-properties fo:font-size="12pt" style:font-size-asian="12pt"/>
    </style:style>
    <style:style style:name="P5" style:family="paragraph" style:parent-style-name="Standard">
      <style:paragraph-properties fo:margin-right="0cm" fo:text-indent="0.741cm" style:auto-text-indent="false"/>
    </style:style>
    <style:style style:name="P6" style:family="paragraph" style:parent-style-name="Standard">
      <style:paragraph-properties fo:margin-right="0cm" fo:text-indent="0cm" style:auto-text-indent="false"/>
      <style:text-properties officeooo:rsid="0013239b" officeooo:paragraph-rsid="0013239b"/>
    </style:style>
    <style:style style:name="P7" style:family="paragraph" style:parent-style-name="Standard">
      <style:text-properties fo:font-size="10.5pt" officeooo:rsid="001137ec" officeooo:paragraph-rsid="001137ec" style:font-size-asian="10.5pt" style:font-size-complex="10.5pt"/>
    </style:style>
    <style:style style:name="P8" style:family="paragraph" style:parent-style-name="Standard">
      <style:text-properties fo:font-size="10.5pt" officeooo:paragraph-rsid="0013239b" style:font-size-asian="10.5pt"/>
    </style:style>
    <style:style style:name="P9" style:family="paragraph" style:parent-style-name="Standard">
      <style:text-properties officeooo:paragraph-rsid="001137ec"/>
    </style:style>
    <style:style style:name="P10" style:family="paragraph" style:parent-style-name="Heading_20_1">
      <style:text-properties officeooo:paragraph-rsid="0013239b"/>
    </style:style>
    <style:style style:name="P11" style:family="paragraph" style:parent-style-name="Standard">
      <style:text-properties style:font-name="宋体" fo:font-size="10.5pt" fo:font-weight="normal" officeooo:rsid="001137ec" officeooo:paragraph-rsid="0013239b" style:font-name-asian="宋体" style:font-size-asian="10.5pt" style:font-weight-asian="normal" style:font-name-complex="宋体" style:font-size-complex="10.5pt" style:font-weight-complex="normal"/>
    </style:style>
    <style:style style:name="P12" style:family="paragraph" style:parent-style-name="Standard">
      <style:text-properties officeooo:paragraph-rsid="0013239b"/>
    </style:style>
    <style:style style:name="P13" style:family="paragraph" style:parent-style-name="Standard">
      <style:text-properties fo:font-size="12pt" officeooo:paragraph-rsid="0013239b" style:font-size-asian="12pt"/>
    </style:style>
    <style:style style:name="P14" style:family="paragraph" style:parent-style-name="Standard">
      <style:text-properties officeooo:rsid="0013239b" officeooo:paragraph-rsid="0013239b"/>
    </style:style>
    <style:style style:name="P15" style:family="paragraph" style:parent-style-name="Standard">
      <style:paragraph-properties fo:margin-right="0cm" fo:text-indent="0cm" style:auto-text-indent="false"/>
      <style:text-properties fo:font-size="10.5pt" officeooo:rsid="0013239b" officeooo:paragraph-rsid="0013239b" style:font-size-asian="10.5pt" style:font-size-complex="10.5pt"/>
    </style:style>
    <style:style style:name="P16" style:family="paragraph" style:parent-style-name="Standard">
      <style:paragraph-properties fo:margin-right="0cm" fo:text-indent="0cm" style:auto-text-indent="false"/>
      <style:text-properties fo:font-size="12pt" officeooo:rsid="0013239b" officeooo:paragraph-rsid="0013239b" style:font-size-asian="12pt"/>
    </style:style>
    <style:style style:name="P17" style:family="paragraph" style:parent-style-name="Standard">
      <style:paragraph-properties fo:margin-right="0cm" fo:text-indent="0cm" style:auto-text-indent="false"/>
      <style:text-properties fo:font-size="12pt" officeooo:paragraph-rsid="0013239b" style:font-size-asian="12pt"/>
    </style:style>
    <style:style style:name="P18" style:family="paragraph" style:parent-style-name="Standard">
      <style:paragraph-properties fo:margin-right="0cm" fo:text-indent="0cm" style:auto-text-indent="false" fo:break-before="page"/>
      <style:text-properties fo:font-size="12pt" officeooo:paragraph-rsid="0013239b" style:font-size-asian="12pt"/>
    </style:style>
    <style:style style:name="P19" style:family="paragraph" style:parent-style-name="Standard">
      <style:text-properties fo:font-size="10.5pt" officeooo:paragraph-rsid="001468f5" style:font-size-asian="10.5pt" style:font-size-complex="10.5pt"/>
    </style:style>
    <style:style style:name="P20" style:family="paragraph" style:parent-style-name="Standard">
      <style:text-properties fo:font-size="12pt" officeooo:paragraph-rsid="001468f5" style:font-size-asian="12pt"/>
    </style:style>
    <style:style style:name="P21" style:family="paragraph" style:parent-style-name="Standard">
      <style:paragraph-properties fo:margin-right="0cm" fo:text-indent="0.741cm" style:auto-text-indent="false"/>
      <style:text-properties fo:font-size="12pt" officeooo:paragraph-rsid="001468f5" style:font-size-asian="12pt"/>
    </style:style>
    <style:style style:name="P22" style:family="paragraph" style:parent-style-name="Standard">
      <style:text-properties fo:font-size="10.5pt" officeooo:rsid="00112f3e" officeooo:paragraph-rsid="001468f5" style:font-size-asian="10.5pt" style:font-size-complex="10.5pt"/>
    </style:style>
    <style:style style:name="P23" style:family="paragraph" style:parent-style-name="Standard">
      <style:text-properties fo:font-size="12pt" officeooo:rsid="00112f3e" officeooo:paragraph-rsid="001468f5" style:font-size-asian="12pt"/>
    </style:style>
    <style:style style:name="P24" style:family="paragraph" style:parent-style-name="Heading_20_1">
      <style:text-properties officeooo:paragraph-rsid="00180fd0"/>
    </style:style>
    <style:style style:name="P25" style:family="paragraph" style:parent-style-name="Standard">
      <style:text-properties fo:font-size="10.5pt" officeooo:paragraph-rsid="00180fd0" style:font-size-asian="10.5pt" style:font-size-complex="10.5pt"/>
    </style:style>
    <style:style style:name="P26" style:family="paragraph" style:parent-style-name="Standard">
      <style:text-properties fo:font-size="12pt" officeooo:paragraph-rsid="00180fd0" style:font-size-asian="12pt"/>
    </style:style>
    <style:style style:name="P27" style:family="paragraph" style:parent-style-name="Standard">
      <style:paragraph-properties fo:margin-right="0cm" fo:text-indent="0.741cm" style:auto-text-indent="false"/>
      <style:text-properties fo:font-size="12pt" officeooo:paragraph-rsid="00180fd0" style:font-size-asian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officeooo:paragraph-rsid="00180fd0" style:font-size-asian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officeooo:rsid="00180fd0" officeooo:paragraph-rsid="00180fd0" style:font-size-asian="12pt"/>
    </style:style>
    <style:style style:name="T1" style:family="text">
      <style:text-properties style:font-name="宋体" style:font-name-asian="宋体" style:font-name-complex="宋体"/>
    </style:style>
    <style:style style:name="T2" style:family="text">
      <style:text-properties officeooo:rsid="000fa2b1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137ec" style:font-size-asian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112f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394cm" draw:visible-area-height="0.429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en.wikipedia.org/wiki/Multivariate_normal_distribution" text:style-name="Internet_20_link" text:visited-style-name="Visited_20_Internet_20_Link">多元正态分布</text:a></text:h>
      <text:p text:style-name="P1"/>
      <text:p text:style-name="P1"><draw:frame draw:style-name="fr1" draw:name="对象37" text:anchor-type="as-char" svg:y="-0.377cm" svg:width="0.222cm" svg:height="0.469cm" draw:z-index="1"><draw:object xlink:href="./Object 69" xlink:type="simple" xlink:show="embed" xlink:actuate="onLoad"/><draw:image xlink:href="./ObjectReplacements/Object 69" xlink:type="simple" xlink:show="embed" xlink:actuate="onLoad"/><svg:desc>公式</svg:desc></draw:frame>维随机向量<draw:frame draw:style-name="fr1" draw:name="对象38" text:anchor-type="as-char" svg:y="-0.377cm" svg:width="0.233cm" svg:height="0.469cm" draw:z-index="2"><draw:object xlink:href="./Object 70" xlink:type="simple" xlink:show="embed" xlink:actuate="onLoad"/><draw:image xlink:href="./ObjectReplacements/Object 70" xlink:type="simple" xlink:show="embed" xlink:actuate="onLoad"/><svg:desc>公式</svg:desc></draw:frame>符合均值为<draw:frame draw:style-name="fr1" draw:name="对象39" text:anchor-type="as-char" svg:y="-0.21cm" svg:width="0.291cm" svg:height="0.318cm" draw:z-index="3"><draw:object xlink:href="./Object 71" xlink:type="simple" xlink:show="embed" xlink:actuate="onLoad"/><draw:image xlink:href="./ObjectReplacements/Object 71" xlink:type="simple" xlink:show="embed" xlink:actuate="onLoad"/><svg:desc>公式</svg:desc></draw:frame>协方差矩阵为<draw:frame draw:style-name="fr1" draw:name="对象40" text:anchor-type="as-char" svg:y="-0.3cm" svg:width="0.36cm" svg:height="0.321cm" draw:z-index="4"><draw:object xlink:href="./Object 72" xlink:type="simple" xlink:show="embed" xlink:actuate="onLoad"/><draw:image xlink:href="./ObjectReplacements/Object 72" xlink:type="simple" xlink:show="embed" xlink:actuate="onLoad"/><svg:desc>公式</svg:desc></draw:frame>的<text:span text:style-name="T1">正态</text:span>分布，记为</text:p>
      <text:p text:style-name="P1"/>
      <text:p text:style-name="P2"><text:span text:style-name="T2"><text:tab/></text:span><text:span text:style-name="T2"><draw:frame draw:style-name="fr1" draw:name="对象1" text:anchor-type="as-char" svg:y="-0.386cm" svg:width="2.549cm" svg:height="0.51cm" draw:z-index="5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3"/>
      <text:p text:style-name="P3">概率密度函数</text:p>
      <text:p text:style-name="P3"/>
      <text:p text:style-name="P4"><draw:frame draw:style-name="fr1" draw:name="对象33" text:anchor-type="as-char" svg:y="-0.967cm" svg:width="3.764cm" svg:height="1.478cm" draw:z-index="0"><draw:object xlink:href="./Object 65" xlink:type="simple" xlink:show="embed" xlink:actuate="onLoad"/><draw:image xlink:href="./ObjectReplacements/Object 65" xlink:type="simple" xlink:show="embed" xlink:actuate="onLoad"/></draw:frame></text:p>
      <text:p text:style-name="P5"><text:span text:style-name="T3"/></text:p>
      <text:p text:style-name="P6">简写为</text:p>
      <text:p text:style-name="P6"/>
      <text:p text:style-name="P6"><text:tab/><draw:frame draw:style-name="fr1" draw:name="对象50" text:anchor-type="as-char" svg:y="-0.386cm" svg:width="3.067cm" svg:height="0.564cm" draw:z-index="7"><draw:object xlink:href="./Object 84" xlink:type="simple" xlink:show="embed" xlink:actuate="onLoad"/><draw:image xlink:href="./ObjectReplacements/Object 84" xlink:type="simple" xlink:show="embed" xlink:actuate="onLoad"/><svg:desc>公式</svg:desc></draw:frame></text:p>
      <text:p text:style-name="P7"/>
      <text:p text:style-name="P7">当<draw:frame draw:style-name="fr1" draw:name="对象41" text:anchor-type="as-char" svg:y="-0.377cm" svg:width="0.866cm" svg:height="0.485cm" draw:z-index="8"><draw:object xlink:href="./Object 73" xlink:type="simple" xlink:show="embed" xlink:actuate="onLoad"/><draw:image xlink:href="./ObjectReplacements/Object 73" xlink:type="simple" xlink:show="embed" xlink:actuate="onLoad"/><svg:desc>公式</svg:desc></draw:frame>时，以上简化为</text:p>
      <text:p text:style-name="P7"/>
      <text:p text:style-name="P7"><text:tab/><draw:frame draw:style-name="fr1" draw:name="对象43" text:anchor-type="as-char" svg:y="-0.967cm" svg:width="5.242cm" svg:height="1.478cm" draw:z-index="13"><draw:object xlink:href="./Object 75" xlink:type="simple" xlink:show="embed" xlink:actuate="onLoad"/><draw:image xlink:href="./ObjectReplacements/Object 75" xlink:type="simple" xlink:show="embed" xlink:actuate="onLoad"/><svg:desc>公式</svg:desc></draw:frame></text:p>
      <text:p text:style-name="P8"/>
      <text:p text:style-name="P8">对数形式</text:p>
      <text:p text:style-name="P8"/>
      <text:p text:style-name="P9"><text:span text:style-name="T4"><text:tab/></text:span><text:span text:style-name="T4"><draw:frame draw:style-name="fr1" draw:name="对象42" text:anchor-type="as-char" svg:y="-0.621cm" svg:width="10.072cm" svg:height="1cm" draw:z-index="6"><draw:object xlink:href="./Object 74" xlink:type="simple" xlink:show="embed" xlink:actuate="onLoad"/><draw:image xlink:href="./ObjectReplacements/Object 74" xlink:type="simple" xlink:show="embed" xlink:actuate="onLoad"/><svg:desc>公式</svg:desc></draw:frame></text:span></text:p>
      <text:p text:style-name="P9"/>
      <text:p text:style-name="P9">简单但不失一般性，以下只讨论<draw:frame draw:style-name="fr1" draw:name="对象49" text:anchor-type="as-char" svg:y="-0.377cm" svg:width="0.866cm" svg:height="0.485cm" draw:z-index="14"><draw:object xlink:href="./Object 83" xlink:type="simple" xlink:show="embed" xlink:actuate="onLoad"/><draw:image xlink:href="./ObjectReplacements/Object 83" xlink:type="simple" xlink:show="embed" xlink:actuate="onLoad"/><svg:desc>公式</svg:desc></draw:frame>的情况。</text:p>
      <text:p text:style-name="P9"/>
      <text:h text:style-name="P10" text:outline-level="1">正态分布的条件分布与边缘分布</text:h>
      <text:p text:style-name="P11"/>
      <text:p text:style-name="P11">假设</text:p>
      <text:p text:style-name="P11"/>
      <text:p text:style-name="P12"><text:tab/><draw:frame draw:style-name="fr1" draw:name="对象2" text:anchor-type="as-char" svg:y="-0.669cm" svg:width="1.653cm" svg:height="1.185cm" draw:z-index="9"><draw:object xlink:href="./Object 1" xlink:type="simple" xlink:show="embed" xlink:actuate="onLoad"/><draw:image xlink:href="./ObjectReplacements/Object 1" xlink:type="simple" xlink:show="embed" xlink:actuate="onLoad"/><svg:desc>公式</svg:desc></draw:frame> </text:p>
      <text:p text:style-name="P12"><text:span text:style-name="T3"><draw:frame draw:style-name="fr2" draw:name="对象46" text:anchor-type="as-char" svg:width="0.388cm" svg:height="0.423cm" draw:z-index="10"><draw:object-ole xlink:href="./Object 80" xlink:type="simple" xlink:show="embed" xlink:actuate="onLoad"/><draw:image xlink:href="./ObjectReplacements/Object 80" xlink:type="simple" xlink:show="embed" xlink:actuate="onLoad"/><svg:desc>OLE 对象</svg:desc></draw:frame></text:span><text:span text:style-name="T5">的Cholesky分解为</text:span></text:p>
      <text:p text:style-name="P12"><text:span text:style-name="T5"/></text:p>
      <text:p text:style-name="P12"><text:soft-page-break/><text:span text:style-name="T3"><text:tab/></text:span><text:span text:style-name="T3"><draw:frame draw:style-name="fr1" draw:name="对象5" text:anchor-type="as-char" svg:y="-0.437cm" svg:width="1.45cm" svg:height="0.529cm" draw:z-index="15"><draw:object xlink:href="./Object 5" xlink:type="simple" xlink:show="embed" xlink:actuate="onLoad"/><draw:image xlink:href="./ObjectReplacements/Object 5" xlink:type="simple" xlink:show="embed" xlink:actuate="onLoad"/><svg:desc>公式</svg:desc></draw:frame></text:span></text:p>
      <text:p text:style-name="P13"><text:tab/></text:p>
      <text:p text:style-name="P12"><text:span text:style-name="T3"><text:tab/></text:span><text:span text:style-name="T3"><draw:frame draw:style-name="fr1" draw:name="对象34" text:anchor-type="as-char" svg:y="-0.676cm" svg:width="4.341cm" svg:height="1.199cm" draw:z-index="16"><draw:object xlink:href="./Object 7" xlink:type="simple" xlink:show="embed" xlink:actuate="onLoad"/><draw:image xlink:href="./ObjectReplacements/Object 7" xlink:type="simple" xlink:show="embed" xlink:actuate="onLoad"/><svg:desc>公式</svg:desc></draw:frame></text:span></text:p>
      <text:p text:style-name="P14">以下容易证明</text:p>
      <text:p text:style-name="P14"/>
      <text:p text:style-name="P14"><text:tab/><draw:frame draw:style-name="fr1" draw:name="对象10" text:anchor-type="as-char" svg:y="-0.669cm" svg:width="3.845cm" svg:height="1.185cm" draw:z-index="17"><draw:object xlink:href="./Object 85" xlink:type="simple" xlink:show="embed" xlink:actuate="onLoad"/><draw:image xlink:href="./ObjectReplacements/Object 85" xlink:type="simple" xlink:show="embed" xlink:actuate="onLoad"/><svg:desc>公式</svg:desc></draw:frame></text:p>
      <text:p text:style-name="P14"><text:tab/><draw:frame draw:style-name="fr1" draw:name="对象36" text:anchor-type="as-char" svg:y="-0.462cm" svg:width="2.076cm" svg:height="0.554cm" draw:z-index="18"><draw:object xlink:href="./Object 86" xlink:type="simple" xlink:show="embed" xlink:actuate="onLoad"/><draw:image xlink:href="./ObjectReplacements/Object 86" xlink:type="simple" xlink:show="embed" xlink:actuate="onLoad"/><svg:desc>公式</svg:desc></draw:frame></text:p>
      <text:p text:style-name="P14"><text:tab/><draw:frame draw:style-name="fr1" draw:name="对象51" text:anchor-type="as-char" svg:y="-0.669cm" svg:width="4.043cm" svg:height="1.185cm" draw:z-index="19"><draw:object xlink:href="./Object 88" xlink:type="simple" xlink:show="embed" xlink:actuate="onLoad"/><draw:image xlink:href="./ObjectReplacements/Object 88" xlink:type="simple" xlink:show="embed" xlink:actuate="onLoad"/><svg:desc>公式</svg:desc></draw:frame></text:p>
      <text:p text:style-name="P14"><text:tab/><draw:frame draw:style-name="fr1" draw:name="对象45" text:anchor-type="as-char" svg:y="-0.437cm" svg:width="9.904cm" svg:height="0.559cm" draw:z-index="20"><draw:object xlink:href="./Object 87" xlink:type="simple" xlink:show="embed" xlink:actuate="onLoad"/><draw:image xlink:href="./ObjectReplacements/Object 87" xlink:type="simple" xlink:show="embed" xlink:actuate="onLoad"/><svg:desc>公式</svg:desc></draw:frame></text:p>
      <text:p text:style-name="P15">因为<draw:frame draw:style-name="fr1" draw:name="对象3" text:anchor-type="as-char" svg:y="-0.377cm" svg:width="0.219cm" svg:height="0.469cm" draw:z-index="21"><draw:object xlink:href="./Object 9" xlink:type="simple" xlink:show="embed" xlink:actuate="onLoad"/><draw:image xlink:href="./ObjectReplacements/Object 9" xlink:type="simple" xlink:show="embed" xlink:actuate="onLoad"/><svg:desc>公式</svg:desc></draw:frame>的协方差矩阵为<draw:frame draw:style-name="fr1" draw:name="对象35" text:anchor-type="as-char" svg:y="-0.437cm" svg:width="0.863cm" svg:height="0.529cm" draw:z-index="22"><draw:object xlink:href="./Object 68" xlink:type="simple" xlink:show="embed" xlink:actuate="onLoad"/><draw:image xlink:href="./ObjectReplacements/Object 68" xlink:type="simple" xlink:show="embed" xlink:actuate="onLoad"/><svg:desc>公式</svg:desc></draw:frame>，所以边缘分布</text:p>
      <text:p text:style-name="P15"/>
      <text:p text:style-name="P16"><text:tab/><draw:frame draw:style-name="fr1" draw:name="对象47" text:anchor-type="as-char" svg:y="-0.967cm" svg:width="5.667cm" svg:height="1.505cm" draw:z-index="11"><draw:object xlink:href="./Object 81" xlink:type="simple" xlink:show="embed" xlink:actuate="onLoad"/><draw:image xlink:href="./ObjectReplacements/Object 81" xlink:type="simple" xlink:show="embed" xlink:actuate="onLoad"/><svg:desc>公式</svg:desc></draw:frame></text:p>
      <text:p text:style-name="P16"/>
      <text:p text:style-name="P12">根据<text:a xlink:type="simple" xlink:href="https://en.wikipedia.org/wiki/Bayes%27_theorem" text:style-name="Internet_20_link" text:visited-style-name="Visited_20_Internet_20_Link">贝叶斯定理</text:a>，条件分布和边缘分布存在以下关系</text:p>
      <text:p text:style-name="P12"/>
      <text:p text:style-name="P12"><text:tab/><draw:frame draw:style-name="fr1" draw:name="对象8" text:anchor-type="as-char" svg:y="-0.661cm" svg:width="3.143cm" svg:height="1.111cm" draw:z-index="23"><draw:object xlink:href="./Object 79" xlink:type="simple" xlink:show="embed" xlink:actuate="onLoad"/><draw:image xlink:href="./ObjectReplacements/Object 79" xlink:type="simple" xlink:show="embed" xlink:actuate="onLoad"/><svg:desc>公式</svg:desc></draw:frame></text:p>
      <text:p text:style-name="P15">由此可计算出条件分布</text:p>
      <text:p text:style-name="P16"/>
      <text:p text:style-name="P16"><text:tab/><draw:frame draw:style-name="fr1" draw:name="对象48" text:anchor-type="as-char" svg:y="-0.967cm" svg:width="9.276cm" svg:height="1.505cm" draw:z-index="12"><draw:object xlink:href="./Object 82" xlink:type="simple" xlink:show="embed" xlink:actuate="onLoad"/><draw:image xlink:href="./ObjectReplacements/Object 82" xlink:type="simple" xlink:show="embed" xlink:actuate="onLoad"/><svg:desc>公式</svg:desc></draw:frame></text:p>
      <text:p text:style-name="P17"/>
      <text:p text:style-name="P17"/>
      <text:p text:style-name="P17"/>
      <text:p text:style-name="P18"/>
      <text:p text:style-name="P17"/>
      <text:h text:style-name="Heading_20_1" text:outline-level="1">混合分布的条件分布与边缘分布</text:h>
      <text:p text:style-name="P19">一个混合分布的概率密度函数为</text:p>
      <text:p text:style-name="P20"/>
      <text:p text:style-name="P21"><draw:frame draw:style-name="fr1" draw:name="对象4" text:anchor-type="as-char" svg:y="-0.713cm" svg:width="3.785cm" svg:height="1.139cm" draw:z-index="24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22">其边缘分布</text:p>
      <text:p text:style-name="P23"/>
      <text:p text:style-name="P23"><text:tab/><draw:frame draw:style-name="fr1" draw:name="对象6" text:anchor-type="as-char" svg:y="-0.716cm" svg:width="3.32cm" svg:height="1.148cm" draw:z-index="25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22">条件分布</text:p>
      <text:p text:style-name="P20"/>
      <text:p text:style-name="P20"><text:span text:style-name="T6"><text:tab/></text:span><text:span text:style-name="T6"><draw:frame draw:style-name="fr1" draw:name="对象7" text:anchor-type="as-char" svg:y="-2.3cm" svg:width="5.865cm" svg:height="4.736cm" draw:z-index="26"><draw:object xlink:href="./Object 4" xlink:type="simple" xlink:show="embed" xlink:actuate="onLoad"/><draw:image xlink:href="./ObjectReplacements/Object 4" xlink:type="simple" xlink:show="embed" xlink:actuate="onLoad"/><svg:desc>公式</svg:desc></draw:frame></text:span></text:p>
      <text:p text:style-name="P20"/>
      <text:h text:style-name="P24" text:outline-level="1">混合分布的期望与协方差</text:h>
      <text:p text:style-name="P25">一个混合分布的概率密度函数为</text:p>
      <text:p text:style-name="P26"/>
      <text:p text:style-name="P27"><draw:frame draw:style-name="fr1" draw:name="对象9" text:anchor-type="as-char" svg:y="-0.716cm" svg:width="2.962cm" svg:height="1.148cm" draw:z-index="27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28">则它的期望为</text:p>
      <text:p text:style-name="P28"><text:tab/><draw:frame draw:style-name="fr1" draw:name="对象11" text:anchor-type="as-char" svg:y="-0.716cm" svg:width="3.343cm" svg:height="1.148cm" draw:z-index="28"><draw:object xlink:href="./Object 8" xlink:type="simple" xlink:show="embed" xlink:actuate="onLoad"/><draw:image xlink:href="./ObjectReplacements/Object 8" xlink:type="simple" xlink:show="embed" xlink:actuate="onLoad"/><svg:desc>公式</svg:desc></draw:frame></text:p>
      <text:p text:style-name="P29">协方差为</text:p>
      <text:p text:style-name="P29"><text:tab/><draw:frame draw:style-name="fr1" draw:name="对象12" text:anchor-type="as-char" svg:y="-0.716cm" svg:width="10.963cm" svg:height="1.148cm" draw:z-index="29"><draw:object xlink:href="./Object 10" xlink:type="simple" xlink:show="embed" xlink:actuate="onLoad"/><draw:image xlink:href="./ObjectReplacements/Object 10" xlink:type="simple" xlink:show="embed" xlink:actuate="onLoad"/><svg:desc>公式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59cm" fo:margin-bottom="0.459cm" style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默认段落字体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mengfp</meta:initial-creator>
    <meta:creation-date>2011-11-28T23:57:00</meta:creation-date>
    <dc:date>2025-10-21T03:45:55.842982100</dc:date>
    <meta:editing-cycles>47</meta:editing-cycles>
    <meta:editing-duration>P1DT21H18M50S</meta:editing-duration>
    <meta:generator>LibreOffice/25.2.5.2$Windows_X86_64 LibreOffice_project/03d19516eb2e1dd5d4ccd751a0d6f35f35e08022</meta:generator>
    <meta:print-date>2024-01-02T21:26:05.611000000</meta:print-date>
    <meta:printed-by>PDF 文件</meta:printed-by>
    <meta:document-statistic meta:table-count="0" meta:image-count="0" meta:object-count="30" meta:page-count="3" meta:paragraph-count="44" meta:word-count="217" meta:character-count="244" meta:non-whitespace-character-count="224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form="prefix" stretchy="true">[</mo>
        <mrow>
          <mtable>
            <mtr>
              <mtd>
                <msup>
                  <mi>u</mi>
                  <mi>k</mi>
                </msup>
              </mtd>
            </mtr>
            <mtr>
              <mtd>
                <msup>
                  <mi>v</mi>
                  <mrow>
                    <mi>n</mi>
                    <mo stretchy="false">−</mo>
                    <mi>k</mi>
                  </mrow>
                </msup>
              </mtd>
            </mtr>
          </mtable>
        </mrow>
        <mo fence="true" form="postfix" stretchy="true">]</mo>
      </mrow>
    </mrow>
    <annotation encoding="StarMath 5.0">x= left [  binom{u^k}{v^{n-k}} right ] </annotation>
  </semantics>
</math>
</file>

<file path=Object 10/content.xml><?xml version="1.0" encoding="utf-8"?>
<math xmlns="http://www.w3.org/1998/Math/MathML" display="block">
  <semantics>
    <mrow>
      <mi mathvariant="italic">Co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i mathvariant="italic">Cov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row>
        <mo fence="true" form="prefix" stretchy="false">(</mo>
        <mrow>
          <mrow>
            <mi>E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−</mo>
              <mi>E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E</mi>
              <mrow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  <mo stretchy="false">−</mo>
                <mi>E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i>T</mi>
      </msup>
    </mrow>
    <annotation encoding="StarMath 5.0">Cov(X) = sum from{i=1} to{N} %alpha_i Cov(X_i) + sum from{i=1} to{N} %alpha_i (E(X_i)-E(X))(E(X_i)-E(X))^T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i>i</mi>
      </msub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(u,v) = sum from{i=1} to{N} %ialpha_i f_i(u,v)</annotation>
  </semantics>
</math>
</file>

<file path=Object 3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row>
          <mi>i</mi>
          <mi>,</mi>
          <mi>u</mi>
        </mrow>
      </msub>
      <mrow>
        <mo fence="true" form="prefix" stretchy="false">(</mo>
        <mrow>
          <mi>u</mi>
        </mrow>
        <mo fence="true" form="postfix" stretchy="false">)</mo>
      </mrow>
    </mrow>
    <annotation encoding="StarMath 5.0">f_u(u) = sum from{i=1} to{N} %ialpha_i f_{i,u}(u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f</mi>
              <mrow>
                <mrow>
                  <mrow>
                    <mi>v</mi>
                  </mrow>
                  <mo fence="true" form="postfix" stretchy="true">|</mo>
                </mrow>
                <mi>u</mi>
              </mrow>
            </msub>
            <mrow>
              <mrow>
                <mo fence="true" form="prefix" stretchy="false">(</mo>
                <mrow>
                  <mrow>
                    <mi>u</mi>
                    <mi>,</mi>
                    <mi>v</mi>
                  </mrow>
                </mrow>
                <mo fence="true" form="postfix" stretchy="false">)</mo>
              </mrow>
              <mo stretchy="false">=</mo>
              <mfrac>
                <mrow>
                  <mi>f</mi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sub>
                    <mi>f</mi>
                    <mi>u</mi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i>i</mi>
                  </msub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row>
                      <mi>i</mi>
                      <mi>,</mi>
                      <mi>u</mi>
                    </mrow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row/>
            <mo stretchy="false">=</mo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  <msub>
                  <mi>f</mi>
                  <mrow>
                    <mi>i</mi>
                    <mi>,</mi>
                    <mrow>
                      <mrow>
                        <mrow>
                          <mi>v</mi>
                        </mrow>
                        <mo fence="true" form="postfix" stretchy="true">|</mo>
                      </mrow>
                      <mi>u</mi>
                    </mrow>
                  </mrow>
                </msub>
                <mrow>
                  <mo fence="true" form="prefix" stretchy="false">(</mo>
                  <mrow>
                    <mrow>
                      <mi>u</mi>
                      <mi>,</mi>
                      <mi>v</mi>
                    </mrow>
                  </mrow>
                  <mo fence="true" form="postfix" stretchy="false">)</mo>
                </mrow>
              </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frac>
          </mrow>
        </mtd>
      </mtr>
    </mtable>
    <annotation encoding="StarMath 5.0">f_{evaluate v u}(u,v) = {f(u,v)} over {f_u(u)} = {sum from{i=1} to{N} %ialpha_i f_i(u,v)} over {sum from{i=1} to{N} %ialpha_i f_{i,u}(u)} 
newline {} = {sum from{i=1} to{N} %ialpha_i f_{i,u}(u)  f_{i,{evaluate v u}} (u,v)} over {sum from{i=1} to{N} %ialpha_i f_{i,u}(u)}
</annotation>
  </semantics>
</math>
</file>

<file path=Object 5/content.xml><?xml version="1.0" encoding="utf-8"?>
<math xmlns="http://www.w3.org/1998/Math/MathML" display="block">
  <semantics>
    <mrow>
      <mrow>
        <mi>Σ</mi>
        <mo stretchy="false">=</mo>
        <mi>L</mi>
      </mrow>
      <msup>
        <mi>L</mi>
        <mi>T</mi>
      </msup>
    </mrow>
    <annotation encoding="StarMath 5.0">%iSIGMA = L L^T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f(x) = sum from{i=1} to{N} %ialpha_i f_i(x)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μ</mi>
                    </mrow>
                  </mrow>
                  <mo fence="true" form="postfix" stretchy="false">)</mo>
                </mrow>
                <mi>T</mi>
              </msup>
              <msup>
                <mi>Σ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{ e^ { - {1 over 2} (x - %imu) ^ T %iSIGMA^ -1 (x - %imu)} } over { sqrt { (2 %ipi) ^ n abs{ %iSIGMA}} } </annotation>
  </semantics>
</math>
</file>

<file path=Object 66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form="prefix" stretchy="false">(</mo>
        <mrow>
          <mrow>
            <mi>n</mi>
            <mi>,</mi>
            <mi>μ</mi>
            <mi>,</mi>
            <mi>Σ</mi>
          </mrow>
        </mrow>
        <mo fence="true" form="postfix" stretchy="false">)</mo>
      </mrow>
    </mrow>
    <annotation encoding="StarMath 5.0">x sim N(n, %imu, %iSIGMA )</annotation>
  </semantics>
</math>
</file>

<file path=Object 68/content.xml><?xml version="1.0" encoding="utf-8"?>
<math xmlns="http://www.w3.org/1998/Math/MathML" display="block">
  <semantics>
    <mrow>
      <mi>A</mi>
      <msup>
        <mi>A</mi>
        <mi>T</mi>
      </msup>
    </mrow>
    <annotation encoding="StarMath 5.0">A A^T</annotation>
  </semantics>
</math>
</file>

<file path=Object 69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i>L</mi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i>k</mi>
                      <mo stretchy="false">×</mo>
                      <mi>k</mi>
                    </mrow>
                  </msup>
                </mtd>
              </mtr>
              <mtr>
                <mtd>
                  <msup>
                    <mi>B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i>k</mi>
                    </mrow>
                  </msup>
                </mtd>
              </mtr>
            </mtable>
            <mspace width="2em"/>
            <mtable>
              <mtr>
                <mtd>
                  <msup>
                    <mn>0</mn>
                    <mrow>
                      <mi>k</mi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  <mtr>
                <mtd>
                  <msup>
                    <mi>C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 = left [ binom {A^{k times k}} {B^{(n-k) times k}} ~  binom {0^{k times (n-k)}} {C^{(n-k) times (n-k)}} right ]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i>μ</mi>
    <annotation encoding="StarMath 5.0">%imu</annotation>
  </semantics>
</math>
</file>

<file path=Object 72/content.xml><?xml version="1.0" encoding="utf-8"?>
<math xmlns="http://www.w3.org/1998/Math/MathML" display="block">
  <semantics>
    <mi>Σ</mi>
    <annotation encoding="StarMath 5.0">%iSIGMA</annotation>
  </semantics>
</math>
</file>

<file path=Object 7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74/content.xml><?xml version="1.0" encoding="utf-8"?>
<math xmlns="http://www.w3.org/1998/Math/MathML" display="block">
  <semantics>
    <mrow>
      <mi>ln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sub>
        <mi>f</mi>
        <mrow>
          <mi>N</mi>
          <mrow>
            <mo fence="true" form="prefix" stretchy="false">(</mo>
            <mrow>
              <mrow>
                <mi>n</mi>
                <mi>,</mi>
                <mn>0</mn>
                <mi>,</mi>
                <mi>Σ</mi>
              </mrow>
            </mrow>
            <mo fence="true" form="postfix" stretchy="false">)</mo>
          </mrow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n>2</mn>
          </mfrac>
        </mrow>
      </mrow>
      <msup>
        <mi>x</mi>
        <mi>T</mi>
      </msup>
      <msup>
        <mi>Σ</mi>
        <mrow>
          <mo stretchy="false">−</mo>
          <mn>1</mn>
        </mrow>
      </msup>
      <mrow>
        <mi>x</mi>
        <mo stretchy="false">−</mo>
        <mfrac>
          <mn>1</mn>
          <mn>2</mn>
        </mfrac>
      </mrow>
      <mi>n</mi>
      <mi>ln</mi>
      <mrow>
        <mrow>
          <mo fence="true" form="prefix" stretchy="false">(</mo>
          <mrow>
            <mrow>
              <mn>2</mn>
              <mi>π</mi>
            </mrow>
          </mrow>
          <mo fence="true" form="postfix" stretchy="false">)</mo>
        </mrow>
        <mo stretchy="false">−</mo>
        <mfrac>
          <mn>1</mn>
          <mn>2</mn>
        </mfrac>
      </mrow>
      <mi>ln</mi>
      <mrow>
        <mo fence="true" form="prefix" stretchy="true">|</mo>
        <mrow>
          <mi>Σ</mi>
        </mrow>
        <mo fence="true" form="postfix" stretchy="true">|</mo>
      </mrow>
    </mrow>
    <annotation encoding="StarMath 5.0">ln f (x) = ln f_{N(n,0,%iSIGMA)}(x) = - {1 over 2} x ^ T %iSIGMA ^ -1 x - {1 over 2} n ln(2%ipi) - {1 over 2} ln abs %iSIGMA </annotation>
  </semantics>
</math>
</file>

<file path=Object 7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n>0</mn>
                  <mi>,</mi>
                  <mi>Σ</mi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x</mi>
                <mi>T</mi>
              </msup>
              <msup>
                <mi>Σ</mi>
                <mrow>
                  <mo stretchy="false">−</mo>
                  <mn>1</mn>
                </mrow>
              </msup>
              <mi>x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f_{N(n,0,%iSIGMA)}(x) = {e^{ - {1 over 2} x ^ T %iSIGMA^ -1 x} } over { sqrt { (2 %ipi) ^ n abs{ %iSIGMA}} } </annotation>
  </semantics>
</math>
</file>

<file path=Object 79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row>
                  <mi>u</mi>
                  <mi>,</mi>
                  <mi>v</mi>
                </mrow>
              </mrow>
              <mo fence="true" form="postfix" stretchy="false">)</mo>
            </mrow>
          </mrow>
          <mrow>
            <msub>
              <mi>f</mi>
              <mi>u</mi>
            </msub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f_{evaluate v u} (u,v) = {f(u,v)} over {f_u(u)}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i>E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E(X) = sum from{i=1} to{N} %ialpha_i E(X_i)</annotation>
  </semantics>
</math>
</file>

<file path=Object 81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k</mi>
                  <mi>,</mi>
                  <mn>0</mn>
                  <mi>,</mi>
                  <msup>
                    <mi mathvariant="italic">AA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u</mi>
                <mi>T</mi>
              </msup>
              <msup>
                <mi>A</mi>
                <mrow>
                  <mo stretchy="false">−</mo>
                  <mi>T</mi>
                </mrow>
              </msup>
              <msup>
                <mi>A</mi>
                <mrow>
                  <mo stretchy="false">−</mo>
                  <mn>1</mn>
                </mrow>
              </msup>
              <mi>u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k</mi>
              </msup>
              <msup>
                <mrow>
                  <mo fence="true" form="prefix" stretchy="true">|</mo>
                  <mrow>
                    <mi>A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u (u) = f_{N(k,0,AA^T)} (u) = { e^{ - {1 over 2} u^T A^-T A^-1 u} } over { sqrt { (2 %ipi) ^ k {abs A} ^ 2 } }</annotation>
  </semantics>
</math>
</file>

<file path=Object 82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row>
                    <mi>n</mi>
                    <mo stretchy="false">−</mo>
                    <mi>k</mi>
                  </mrow>
                  <mi>,</mi>
                  <msup>
                    <mi mathvariant="italic">BA</mi>
                    <mrow>
                      <mo stretchy="false">−</mo>
                      <mn>1</mn>
                    </mrow>
                  </msup>
                  <mi>u</mi>
                  <mi>,</mi>
                  <msup>
                    <mi mathvariant="italic">CC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row>
                        <mi>v</mi>
                        <mo stretchy="false">−</mo>
                        <msup>
                          <mi mathvariant="italic">BA</mi>
                          <mrow>
                            <mo stretchy="false">−</mo>
                            <mn>1</mn>
                          </mrow>
                        </msup>
                      </mrow>
                      <mi>u</mi>
                    </mrow>
                  </mrow>
                  <mo fence="true" form="postfix" stretchy="false">)</mo>
                </mrow>
                <mi>T</mi>
              </msup>
              <msup>
                <mi>C</mi>
                <mrow>
                  <mo stretchy="false">−</mo>
                  <mi>T</mi>
                </mrow>
              </msup>
              <msup>
                <mi>C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row>
                      <mi>v</mi>
                      <mo stretchy="false">−</mo>
                      <msup>
                        <mi mathvariant="italic">BA</mi>
                        <mrow>
                          <mo stretchy="false">−</mo>
                          <mn>1</mn>
                        </mrow>
                      </msup>
                    </mrow>
                    <mi>u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row>
                  <mi>n</mi>
                  <mo stretchy="false">−</mo>
                  <mi>k</mi>
                </mrow>
              </msup>
              <msup>
                <mrow>
                  <mo fence="true" form="prefix" stretchy="true">|</mo>
                  <mrow>
                    <mi>C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{evaluate v u} (u,v) = f_{N(n-k,BA^-1u,CC^T)} (u) = {e^{ - {1 over 2} (v-BA^-1u)^T C^-T C^-1 (v-BA^-1u)} } over { sqrt { (2 %ipi) ^ {n-k} {abs C} ^ 2 } } </annotation>
  </semantics>
</math>
</file>

<file path=Object 8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i>μ</mi>
                  <mi>,</mi>
                  <mi>Σ</mi>
                </mrow>
              </mrow>
              <mo fence="true" form="postfix" stretchy="false">)</mo>
            </mrow>
          </mrow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f(x)=f_{N(n,%imu,%iSIGMA)}(x)</annotation>
  </semantics>
</math>
</file>

<file path=Object 85/content.xml><?xml version="1.0" encoding="utf-8"?>
<math xmlns="http://www.w3.org/1998/Math/MathML" display="block">
  <semantics>
    <mrow>
      <mi>Σ</mi>
      <mo stretchy="false">=</mo>
      <mrow>
        <mo fence="true" form="prefix" stretchy="true">[</mo>
        <mrow>
          <mrow>
            <mtable>
              <mtr>
                <mtd>
                  <msup>
                    <mi mathvariant="italic">AA</mi>
                    <mi>T</mi>
                  </msup>
                </mtd>
              </mtr>
              <mtr>
                <mtd>
                  <msup>
                    <mi mathvariant="italic">BA</mi>
                    <mi>T</mi>
                  </msup>
                </mtd>
              </mtr>
            </mtable>
            <mspace width="2em"/>
            <mtable>
              <mtr>
                <mtd>
                  <msup>
                    <mi mathvariant="italic">AB</mi>
                    <mi>T</mi>
                  </msup>
                </mtd>
              </mtr>
              <mtr>
                <mtd>
                  <mrow>
                    <msup>
                      <mi mathvariant="italic">BB</mi>
                      <mi>T</mi>
                    </msup>
                    <mo stretchy="false">+</mo>
                    <msup>
                      <mi mathvariant="italic">CC</mi>
                      <mi>T</mi>
                    </msup>
                  </mrow>
                </mtd>
              </mtr>
            </mtable>
          </mrow>
        </mrow>
        <mo fence="true" form="postfix" stretchy="true">]</mo>
      </mrow>
    </mrow>
    <annotation encoding="StarMath 5.0">%iSIGMA = left [ binom AA^T  BA^T ~  binom AB^T BB^T+CC^T right ]</annotation>
  </semantics>
</math>
</file>

<file path=Object 86/content.xml><?xml version="1.0" encoding="utf-8"?>
<math xmlns="http://www.w3.org/1998/Math/MathML" display="block">
  <semantics>
    <mrow>
      <mrow>
        <mrow>
          <mo fence="true" form="prefix" stretchy="true">|</mo>
          <mrow>
            <mi>Σ</mi>
          </mrow>
          <mo fence="true" form="postfix" stretchy="true">|</mo>
        </mrow>
        <mo stretchy="false">=</mo>
        <msup>
          <mrow>
            <mo fence="true" form="prefix" stretchy="true">|</mo>
            <mrow>
              <mi>A</mi>
            </mrow>
            <mo fence="true" form="postfix" stretchy="true">|</mo>
          </mrow>
          <mn>2</mn>
        </msup>
      </mrow>
      <msup>
        <mrow>
          <mo fence="true" form="prefix" stretchy="true">|</mo>
          <mrow>
            <mi>C</mi>
          </mrow>
          <mo fence="true" form="postfix" stretchy="true">|</mo>
        </mrow>
        <mn>2</mn>
      </msup>
    </mrow>
    <annotation encoding="StarMath 5.0">abs %iSIGMA = {abs A}^2 {abs C}^2</annotation>
  </semantics>
</math>
</file>

<file path=Object 87/content.xml><?xml version="1.0" encoding="utf-8"?>
<math xmlns="http://www.w3.org/1998/Math/MathML" display="block">
  <semantics>
    <mrow>
      <msup>
        <mi>x</mi>
        <mi>T</mi>
      </msup>
      <msup>
        <mi>Σ</mi>
        <mrow>
          <mo stretchy="false">−</mo>
          <mn>1</mn>
        </mrow>
      </msup>
      <mrow>
        <mi>x</mi>
        <mo stretchy="false">=</mo>
        <msup>
          <mrow>
            <mo fence="true" form="prefix" stretchy="false">(</mo>
            <mrow>
              <mrow>
                <mrow>
                  <mi>v</mi>
                  <mo stretchy="false">−</mo>
                  <mi>B</mi>
                </mrow>
                <msup>
                  <mi>A</mi>
                  <mrow>
                    <mo stretchy="false">−</mo>
                    <mn>1</mn>
                  </mrow>
                </msup>
                <mi>u</mi>
              </mrow>
            </mrow>
            <mo fence="true" form="postfix" stretchy="false">)</mo>
          </mrow>
          <mi>T</mi>
        </msup>
      </mrow>
      <msup>
        <mi>C</mi>
        <mrow>
          <mo stretchy="false">−</mo>
          <mi>T</mi>
        </mrow>
      </msup>
      <msup>
        <mi>C</mi>
        <mrow>
          <mo stretchy="false">−</mo>
          <mn>1</mn>
        </mrow>
      </msup>
      <mrow>
        <mrow>
          <mo fence="true" form="prefix" stretchy="false">(</mo>
          <mrow>
            <mrow>
              <mrow>
                <mi>v</mi>
                <mo stretchy="false">−</mo>
                <mi>B</mi>
              </mrow>
              <msup>
                <mi>A</mi>
                <mrow>
                  <mo stretchy="false">−</mo>
                  <mn>1</mn>
                </mrow>
              </msup>
              <mi>u</mi>
            </mrow>
          </mrow>
          <mo fence="true" form="postfix" stretchy="false">)</mo>
        </mrow>
        <mo stretchy="false">+</mo>
        <msup>
          <mi>u</mi>
          <mi>T</mi>
        </msup>
      </mrow>
      <msup>
        <mi>A</mi>
        <mrow>
          <mo stretchy="false">−</mo>
          <mi>T</mi>
        </mrow>
      </msup>
      <msup>
        <mi>A</mi>
        <mrow>
          <mo stretchy="false">−</mo>
          <mn>1</mn>
        </mrow>
      </msup>
      <mi>u</mi>
    </mrow>
    <annotation encoding="StarMath 5.0">x^T %iSIGMA^-1 x = (v - B A^-1 u)^T{C^-T}{C^-1}(v - B A^-1 u) + {u^T}{A^-T}{A^-1}{u} </annotation>
  </semantics>
</math>
</file>

<file path=Object 88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o stretchy="false">−</mo>
                      <mn>1</mn>
                    </mrow>
                  </msup>
                </mtd>
              </mtr>
              <mtr>
                <mtd>
                  <mrow>
                    <mrow>
                      <mo stretchy="false">−</mo>
                      <msup>
                        <mi>C</mi>
                        <mrow>
                          <mo stretchy="false">−</mo>
                          <mn>1</mn>
                        </mrow>
                      </msup>
                    </mrow>
                    <msup>
                      <mi mathvariant="italic">BA</mi>
                      <mrow>
                        <mo stretchy="false">−</mo>
                        <mn>1</mn>
                      </mrow>
                    </msup>
                  </mrow>
                </mtd>
              </mtr>
            </mtable>
            <mspace width="2em"/>
            <mtable>
              <mtr>
                <mtd>
                  <mn>0</mn>
                </mtd>
              </mtr>
              <mtr>
                <mtd>
                  <msup>
                    <mi>C</mi>
                    <mrow>
                      <mo stretchy="false">−</mo>
                      <mn>1</mn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^-1 = left [ binom {A^-1} {-C^-1BA^-1} ~ binom {0} {C^-1} right ]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